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Mono" svg:font-family="'Liberation Mono'"/>
    <style:font-face style:name="Liberation Serif" svg:font-family="'Liberation Serif'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247cm" fo:margin-bottom="0.212cm" style:contextual-spacing="false" fo:line-height="100%" fo:text-align="start" style:justify-single-word="false"/>
      <style:text-properties style:use-window-font-color="true" loext:opacity="0%" style:font-name="Liberation Serif" fo:font-size="14pt" fo:font-weight="bold" fo:background-color="transparent" style:font-name-asian="Liberation Serif" style:font-name-complex="Liberation Serif"/>
    </style:style>
    <style:style style:name="P2" style:family="paragraph" style:parent-style-name="Standard">
      <style:paragraph-properties fo:margin-top="0.212cm" fo:margin-bottom="0.212cm" style:contextual-spacing="false" fo:line-height="100%" fo:text-align="start" style:justify-single-word="false"/>
    </style:style>
    <style:style style:name="P3" style:family="paragraph" style:parent-style-name="Standard" style:list-style-name="L1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4" style:family="paragraph" style:parent-style-name="Standard">
      <style:paragraph-properties fo:margin-left="1.251cm" fo:line-height="100%" fo:text-align="start" style:justify-single-word="false" fo:text-indent="0cm" style:auto-text-indent="false"/>
      <style:text-properties style:use-window-font-color="true" loext:opacity="0%" style:font-name="Liberation Mono" fo:font-size="10pt" fo:font-weight="normal" fo:background-color="transparent" style:font-name-asian="Liberation Mono" style:font-name-complex="Liberation Mono"/>
    </style:style>
    <style:style style:name="P5" style:family="paragraph" style:parent-style-name="Standard">
      <style:paragraph-properties fo:margin-left="1.251cm" fo:line-height="100%" fo:text-align="start" style:justify-single-word="false" fo:text-indent="0cm" style:auto-text-indent="false"/>
    </style:style>
    <style:style style:name="P6" style:family="paragraph" style:parent-style-name="Standard">
      <style:paragraph-properties fo:margin-left="1.251cm" fo:margin-top="0cm" fo:margin-bottom="0.499cm" style:contextual-spacing="false" fo:line-height="100%" fo:text-align="start" style:justify-single-word="false" fo:text-indent="0cm" style:auto-text-indent="false"/>
    </style:style>
    <style:style style:name="P7" style:family="paragraph" style:parent-style-name="Standard" style:list-style-name="L2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8" style:family="paragraph" style:parent-style-name="Standard">
      <style:paragraph-properties fo:margin-left="1.251cm" fo:margin-top="0cm" fo:margin-bottom="0.499cm" style:contextual-spacing="false" fo:line-height="100%" fo:text-align="start" style:justify-single-word="false" fo:text-indent="0cm" style:auto-text-indent="false"/>
      <style:text-properties style:use-window-font-color="true" loext:opacity="0%" style:font-name="Liberation Mono" fo:font-size="10pt" fo:font-weight="normal" fo:background-color="transparent" style:font-name-asian="Liberation Mono" style:font-name-complex="Liberation Mono"/>
    </style:style>
    <style:style style:name="P9" style:family="paragraph" style:parent-style-name="Standard" style:list-style-name="L3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10" style:family="paragraph" style:parent-style-name="Standard" style:list-style-name="L4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11" style:family="paragraph" style:parent-style-name="Standard" style:list-style-name="L5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12" style:family="paragraph" style:parent-style-name="Standard" style:list-style-name="L6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13" style:family="paragraph" style:parent-style-name="Standard" style:list-style-name="L7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14" style:family="paragraph" style:parent-style-name="Standard" style:list-style-name="L8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</style:style>
    <style:style style:name="P16" style:family="paragraph" style:parent-style-name="Standard">
      <style:paragraph-properties fo:margin-top="0.212cm" fo:margin-bottom="0.106cm" style:contextual-spacing="false" fo:line-height="100%" fo:text-align="start" style:justify-single-word="false"/>
      <style:text-properties style:use-window-font-color="true" loext:opacity="0%" style:font-name="Liberation Serif" fo:font-size="10pt" fo:font-weight="bold" fo:background-color="transparent" style:font-name-asian="Liberation Serif" style:font-name-complex="Liberation Serif"/>
    </style:style>
    <style:style style:name="P17" style:family="paragraph" style:parent-style-name="Standard" style:list-style-name="L9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18" style:family="paragraph" style:parent-style-name="Standard" style:list-style-name="L10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19" style:family="paragraph" style:parent-style-name="Standard" style:list-style-name="L11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20" style:family="paragraph" style:parent-style-name="Standard" style:list-style-name="L12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21" style:family="paragraph" style:parent-style-name="Standard" style:list-style-name="L13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22" style:family="paragraph" style:parent-style-name="Standard" style:list-style-name="L14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23" style:family="paragraph" style:parent-style-name="Standard" style:list-style-name="L15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24" style:family="paragraph" style:parent-style-name="Standard" style:list-style-name="L16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25" style:family="paragraph" style:parent-style-name="Standard" style:list-style-name="L17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26" style:family="paragraph" style:parent-style-name="Standard">
      <style:paragraph-properties fo:margin-top="0cm" fo:margin-bottom="0.499cm" style:contextual-spacing="false" fo:line-height="100%" fo:text-align="start" style:justify-single-word="false"/>
    </style:style>
    <style:style style:name="P27" style:family="paragraph" style:parent-style-name="Standard" style:list-style-name="L18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28" style:family="paragraph" style:parent-style-name="Standard" style:list-style-name="L19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29" style:family="paragraph" style:parent-style-name="Standard" style:list-style-name="L20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30" style:family="paragraph" style:parent-style-name="Standard" style:list-style-name="L21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31" style:family="paragraph" style:parent-style-name="Standard" style:list-style-name="L22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32" style:family="paragraph" style:parent-style-name="Standard" style:list-style-name="L23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33" style:family="paragraph" style:parent-style-name="Standard" style:list-style-name="L24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34" style:family="paragraph" style:parent-style-name="Standard">
      <style:paragraph-properties fo:margin-left="1.251cm" fo:margin-top="0cm" fo:margin-bottom="0.499cm" style:contextual-spacing="false" fo:line-height="100%" fo:text-align="start" style:justify-single-word="false" fo:text-indent="-0.499cm" style:auto-text-indent="false"/>
      <style:text-properties style:use-window-font-color="true" loext:opacity="0%" style:font-name="Liberation Mono" fo:font-size="10pt" fo:font-weight="normal" fo:background-color="transparent" style:font-name-asian="Liberation Mono" style:font-name-complex="Liberation Mono"/>
    </style:style>
    <style:style style:name="P35" style:family="paragraph" style:parent-style-name="Standard" style:list-style-name="L25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36" style:family="paragraph" style:parent-style-name="Standard" style:list-style-name="L26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37" style:family="paragraph" style:parent-style-name="Standard" style:list-style-name="L27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T1" style:family="text">
      <style:text-properties style:use-window-font-color="true" loext:opacity="0%" style:font-name="Liberation Serif" fo:font-size="12pt" fo:font-weight="bold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loext:opacity="0%" style:font-name="Calibri" fo:font-size="12pt" fo:font-weight="bold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Liberation Mono" fo:font-size="10pt" fo:font-weight="normal" fo:background-color="transparent" loext:char-shading-value="0" style:font-name-asian="Liberation Mono" style:font-name-complex="Liberation Mono"/>
    </style:style>
    <style:style style:name="T5" style:family="text">
      <style:text-properties style:use-window-font-color="true" loext:opacity="0%" style:font-name="Liberation Mono" fo:font-size="10pt" fo:font-weight="normal" officeooo:rsid="001ed0c7" fo:background-color="transparent" loext:char-shading-value="0" style:font-name-asian="Liberation Mono" style:font-name-complex="Liberation Mono"/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5 - Controlling Data Access</text:p>
      <text:p text:style-name="P2"><text:span text:style-name="T1">Part A </text:span><text:span text:style-name="T2">– Creating Multiple DB2 Instances</text:span></text:p>
      <text:list text:style-name="L1">
        <text:list-item>
          <text:p text:style-name="P3">Create a new group and user</text:p>
        </text:list-item>
      </text:list>
      <text:p text:style-name="P4"># Create a group</text:p>
      <text:p text:style-name="P4">sudo groupadd grpdb2a</text:p>
      <text:p text:style-name="P5"><text:span text:style-name="T3"/></text:p>
      <text:p text:style-name="P4"># Create a user with password Lab5-Adm and assign to group</text:p>
      <text:p text:style-name="P4">sudo useradd -m -g grpdb2a db2a</text:p>
      <text:p text:style-name="P5"><text:span text:style-name="T3"/></text:p>
      <text:p text:style-name="P4">#after that in system settings</text:p>
      <text:p text:style-name="P6"><text:span text:style-name="T4"/></text:p>
      <text:list text:style-name="L2">
        <text:list-item>
          <text:p text:style-name="P7">Create a new DB2 instance</text:p>
        </text:list-item>
      </text:list>
      <text:p text:style-name="P8">sudo /opt/ibm/db2/V11.5/instance/db2icrt -u db2a db2a</text:p>
      <text:list text:style-name="L3">
        <text:list-item>
          <text:p text:style-name="P9">Open a DB2 Command Window and log in as db2a</text:p>
        </text:list-item>
      </text:list>
      <text:p text:style-name="P4">su - db2a</text:p>
      <text:p text:style-name="P8">db2</text:p>
      <text:list text:style-name="L4">
        <text:list-item>
          <text:p text:style-name="P10">Check and set the current instance</text:p>
        </text:list-item>
      </text:list>
      <text:p text:style-name="P4"># Check current instance</text:p>
      <text:p text:style-name="P4">db2 get instance</text:p>
      <text:p text:style-name="P5"><text:span text:style-name="T3"/></text:p>
      <text:p text:style-name="P4"># Set instance to db2a if necessary</text:p>
      <text:p text:style-name="P4">db2 terminate</text:p>
      <text:p text:style-name="P8">db2set -i db2a</text:p>
      <text:list text:style-name="L5">
        <text:list-item>
          <text:p text:style-name="P11">Set SYSADM group for the db2a instance</text:p>
        </text:list-item>
      </text:list>
      <text:p text:style-name="P4">db2 update dbm cfg using SYSADM_GROUP grpdb2a</text:p>
      <text:p text:style-name="P8">db2 get dbm cfg | grep SYSADM_GROUP</text:p>
      <text:list text:style-name="L6">
        <text:list-item>
          <text:p text:style-name="P12">Restart the db2a instance</text:p>
        </text:list-item>
      </text:list>
      <text:p text:style-name="P4">db2stop</text:p>
      <text:p text:style-name="P8">db2start</text:p>
      <text:list text:style-name="L7">
        <text:list-item>
          <text:p text:style-name="P13">Confirm current instance</text:p>
        </text:list-item>
      </text:list>
      <text:p text:style-name="P8">db2 get instance</text:p>
      <text:list text:style-name="L8">
        <text:list-item>
          <text:p text:style-name="P14">Create a SAMPLE database</text:p>
        </text:list-item>
      </text:list>
      <text:p text:style-name="P4">db2sampl</text:p>
      <text:p text:style-name="P4">db2 list database directory</text:p>
      <text:p text:style-name="P8">ls ~/sqllib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"><text:soft-page-break/>Lab 5 - Controlling Data Access</text:p>
      <text:p text:style-name="P2"><text:span text:style-name="T1">Part B </text:span><text:span text:style-name="T2">– Authorities and Privileges</text:span></text:p>
      <text:p text:style-name="P16">B.1</text:p>
      <text:list text:style-name="L9">
        <text:list-item>
          <text:p text:style-name="P17">Create a new group and user</text:p>
        </text:list-item>
      </text:list>
      <text:p text:style-name="P4"># Create group and user without admin privilege</text:p>
      <text:p text:style-name="P4">sudo groupadd db2usr</text:p>
      <text:p text:style-name="P4">sudo useradd -m -g db2usr cathy</text:p>
      <text:p text:style-name="P5"><text:span text:style-name="T4"/></text:p>
      <text:list text:style-name="L10">
        <text:list-item>
          <text:p text:style-name="P18">Set DB2_CLPPROMPT and connect to SAMPLE database as cathy</text:p>
        </text:list-item>
      </text:list>
      <text:p text:style-name="P4">export DB2_CLPPROMPT="db2 =&gt; "</text:p>
      <text:p text:style-name="P8">db2 connect to sample user cathy using Lab5-Usr</text:p>
      <text:list text:style-name="L11">
        <text:list-item>
          <text:p text:style-name="P19">Determine current database authorizations</text:p>
        </text:list-item>
      </text:list>
      <text:p text:style-name="P4">db2<text:line-break/>SELECT grantee, dataaccessauth, connectauth, createtabauth</text:p>
      <text:p text:style-name="P6"><text:span text:style-name="T4">FROM syscat.dbauth;</text:span><text:span text:style-name="T4"/></text:p>
      <text:list text:style-name="L12">
        <text:list-item>
          <text:p text:style-name="P20">Check if cathy can create tables</text:p>
        </text:list-item>
      </text:list>
      <text:p text:style-name="P6"><text:span text:style-name="T4">db2<text:line-break/>SELECT grantee, createtabauth FROM syscat.dbauth WHERE grantee = 'PUBLIC';<text:line-break/>=&gt; hier sollte PUBLIC auftauchen als Eintrag in der Ausgabe (sprich: GRANTEE = PUBLIC), weil cathy ist Teil der PUBLIC, weil sie ist nichts besonderes!</text:span></text:p>
      <text:list text:style-name="L13">
        <text:list-item>
          <text:p text:style-name="P21">Create a table as cathy</text:p>
        </text:list-item>
      </text:list>
      <text:p text:style-name="P8">db2 "create table mytab (part1 integer, part2 integer)";</text:p>
      <text:list text:style-name="L14">
        <text:list-item>
          <text:p text:style-name="P22">Revoke CREATETAB privilege from PUBLIC</text:p>
        </text:list-item>
      </text:list>
      <text:p text:style-name="P4">db2 connect to sample user db2a using Lab5-Adm</text:p>
      <text:p text:style-name="P8">db2 "revoke createtab on database from public";</text:p>
      <text:list text:style-name="L15">
        <text:list-item>
          <text:p text:style-name="P23">Check privileges on cathy’s table and STAFF table</text:p>
        </text:list-item>
      </text:list>
      <text:p text:style-name="P4">SELECT grantee, controlauth, selectauth, insertauth, deleteauth</text:p>
      <text:p text:style-name="P4">FROM syscat.tabauth WHERE tabname = 'MYTAB';</text:p>
      <text:p text:style-name="P5"><text:span text:style-name="T4"/></text:p>
      <text:p text:style-name="P5"><text:span text:style-name="T3"/></text:p>
      <text:p text:style-name="P4">SELECT grantee, controlauth, selectauth, insertauth, deleteauth</text:p>
      <text:p text:style-name="P8">FROM syscat.tabauth WHERE tabname = 'STAFF';</text:p>
      <text:p text:style-name="P6"><text:span text:style-name="T4"/></text:p>
      <text:p text:style-name="P16">B.2</text:p>
      <text:list text:style-name="L16">
        <text:list-item>
          <text:p text:style-name="P24">Bind programs to SAMPLE database as db2a</text:p>
        </text:list-item>
      </text:list>
      <text:p text:style-name="P4">db2 connect to sample user db2a using Lab5-Adm</text:p>
      <text:p text:style-name="P4">db2 bind constat.bnd</text:p>
      <text:p text:style-name="P6"><text:span text:style-name="T4">db2 bind condyn.bnd<text:line-break/></text:span><text:soft-page-break/><text:span text:style-name="T4"/></text:p>
      <text:list text:style-name="L17">
        <text:list-item>
          <text:p text:style-name="P25">Execute constat as cathyy</text:p>
        </text:list-item>
      </text:list>
      <text:p text:style-name="P4">./constat</text:p>
      <text:p text:style-name="P6"><text:span text:style-name="T4"># Enter cathy and Lab5-Usr when prompted<text:line-break/><text:line-break/>#not succesfully =&gt; Operation: "EXECUTE"</text:span></text:p>
      <text:p text:style-name="P26"><text:span text:style-name="T3"/></text:p>
      <text:list text:style-name="L18">
        <text:list-item>
          <text:p text:style-name="P27">Check who has EXECUTE privilege on CONSTAT package</text:p>
        </text:list-item>
      </text:list>
      <text:p text:style-name="P8">db2 "SELECT grantee FROM syscat.packageauth WHERE pkgname = 'CONSTAT';"</text:p>
      <text:p text:style-name="P6"><text:span text:style-name="T4"><text:line-break/>=&gt; User DB2A has privileges on package!</text:span></text:p>
      <text:list text:style-name="L19">
        <text:list-item>
          <text:p text:style-name="P28">Grant EXECUTE privilege on CONSTAT to cathy</text:p>
        </text:list-item>
      </text:list>
      <text:p text:style-name="P6"><text:span text:style-name="T4">db2 grant execute on package constat to user cathy;<text:line-break/>db2 "SELECT grantee FROM syscat.packageauth WHERE pkgname = 'CONSTAT'";</text:span><text:span text:style-name="T4"/></text:p>
      <text:p text:style-name="P6"><text:span text:style-name="T4"/></text:p>
      <text:list text:style-name="L20">
        <text:list-item>
          <text:p text:style-name="P29">Run constat again as cathy</text:p>
        </text:list-item>
      </text:list>
      <text:p text:style-name="P4">./constat</text:p>
      <text:p text:style-name="P8"># Enter cathy and Lab5-Usr when prompted</text:p>
      <text:p text:style-name="P6"/>
      <text:list text:style-name="L21">
        <text:list-item>
          <text:p text:style-name="P30">Run condyn as cathy and grant EXECUTE privilege</text:p>
        </text:list-item>
      </text:list>
      <text:p text:style-name="P4">./condyn</text:p>
      <text:p text:style-name="P4"># Enter cathy and Lab5-Usr when prompted</text:p>
      <text:p text:style-name="P5"><text:span text:style-name="T4"/></text:p>
      <text:p text:style-name="P4">=&gt; no privileges!!! therefore...<text:line-break/></text:p>
      <text:p text:style-name="P5"><text:span text:style-name="T4">db2 grant execute on package condyn to user cathy;<text:line-break/>db2 "SELECT grantee FROM syscat.packageauth WHERE pkgname = 'CONDYN'";<text:line-break/><text:line-break/></text:span></text:p>
      <text:p text:style-name="P6"><text:span text:style-name="T4">./condyn<text:line-break/><text:line-break/>=&gt; Do you get any result? Explain! NO, because cathy does not have SELECT-Priviliges!!! Therefore...</text:span><text:span text:style-name="T4"/></text:p>
      <text:list text:style-name="L22">
        <text:list-item>
          <text:p text:style-name="P31">Check cathy’s privilege on STAFF table</text:p>
        </text:list-item>
      </text:list>
      <text:p text:style-name="P6"><text:span text:style-name="T4">db2 "SELECT grantee, selectauth FROM syscat.tabauth WHERE tabname = 'STAFF'";<text:line-break/></text:span><text:span text:style-name="T4"/></text:p>
      <text:list text:style-name="L23">
        <text:list-item>
          <text:p text:style-name="P32">Grant SELECT privilege to cathy and re-run condyn</text:p>
        </text:list-item>
      </text:list>
      <text:p text:style-name="P5"><text:span text:style-name="T4">db2 grant select on table staff to user cathy;<text:line-break/>db2 "SELECT grantee, selectauth FROM syscat.tabauth WHERE tabname = 'STAFF'";<text:line-break/></text:span><text:soft-page-break/><text:span text:style-name="T4"/></text:p>
      <text:p text:style-name="P5"><text:span text:style-name="T4"/></text:p>
      <text:p text:style-name="P6"><text:span text:style-name="T5">=&gt; </text:span><text:span text:style-name="T4">./condyn</text:span></text:p>
      <text:p text:style-name="P16">B.3</text:p>
      <text:list text:style-name="L24">
        <text:list-item>
          <text:p text:style-name="P33">Add cathy to a DB2-defined group for termination privileges</text:p>
        </text:list-item>
      </text:list>
      <text:p text:style-name="P4"># Determine the proper group (e.g., SYSADM_GROUP)</text:p>
      <text:p text:style-name="P4">db2 update dbm cfg using SYSADM_GROUP db2usr</text:p>
      <text:p text:style-name="P15"><text:span text:style-name="T3"/></text:p>
      <text:p text:style-name="P34">//sudo usermod -aG dbgrp cathy</text:p>
      <text:list text:style-name="L25">
        <text:list-item>
          <text:p text:style-name="P35">Stop and start the db2a instance</text:p>
        </text:list-item>
      </text:list>
      <text:p text:style-name="P4">db2stop</text:p>
      <text:p text:style-name="P8">db2start</text:p>
      <text:list text:style-name="L26">
        <text:list-item>
          <text:p text:style-name="P36">Catalog the db2inst1 instance as a local node</text:p>
        </text:list-item>
      </text:list>
      <text:p text:style-name="P8">db2 catalog local node db2node instance db2a</text:p>
      <text:list text:style-name="L27">
        <text:list-item>
          <text:p text:style-name="P37">Check if cathy can terminate connections on db2inst1</text:p>
        </text:list-item>
      </text:list>
      <text:p text:style-name="P8">db2 terminate # as cathy</text:p>
      <text:p text:style-name="P15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Liberation Mono" svg:font-family="'Liberation Mono'"/>
    <style:font-face style:name="Liberation Serif" svg:font-family="'Liberation Serif'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11T11:48:25.497000000</dc:date>
    <meta:editing-duration>PT1M34S</meta:editing-duration>
    <meta:editing-cycles>1</meta:editing-cycles>
    <meta:generator>LibreOffice/24.8.5.2$Windows_X86_64 LibreOffice_project/fddf2685c70b461e7832239a0162a77216259f22</meta:generator>
    <meta:document-statistic meta:table-count="0" meta:image-count="0" meta:object-count="0" meta:page-count="4" meta:paragraph-count="95" meta:word-count="606" meta:character-count="3710" meta:non-whitespace-character-count="3215"/>
  </office:meta>
</office:document-meta>
</file>